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9c70" officeooo:paragraph-rsid="00199c7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dcf7" officeooo:paragraph-rsid="001cdcf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e1cc6" officeooo:paragraph-rsid="001e1cc6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99c70" officeooo:paragraph-rsid="00199c70" style:font-weight-asian="normal" style:font-weight-complex="normal"/>
    </style:style>
    <style:style style:name="P5" style:family="paragraph" style:parent-style-name="Standard">
      <style:text-properties officeooo:paragraph-rsid="00199c70"/>
    </style:style>
    <style:style style:name="P6" style:family="paragraph" style:parent-style-name="Standard">
      <style:text-properties officeooo:rsid="001b8368" officeooo:paragraph-rsid="001b8368"/>
    </style:style>
    <style:style style:name="P7" style:family="paragraph" style:parent-style-name="Standard">
      <style:text-properties officeooo:rsid="001b8368" officeooo:paragraph-rsid="001cdcf7"/>
    </style:style>
    <style:style style:name="P8" style:family="paragraph" style:parent-style-name="Standard">
      <style:text-properties officeooo:rsid="001b8368" officeooo:paragraph-rsid="001e1cc6"/>
    </style:style>
    <style:style style:name="P9" style:family="paragraph" style:parent-style-name="Standard">
      <style:text-properties officeooo:rsid="001cdcf7" officeooo:paragraph-rsid="001cdcf7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style:text-underline-style="none" fo:font-weight="normal" style:font-weight-asian="normal" style:font-weight-complex="normal"/>
    </style:style>
    <style:style style:name="T3" style:family="text">
      <style:text-properties style:font-name="sans-serif" fo:font-size="12pt" style:text-underline-style="none" fo:font-weight="normal" officeooo:rsid="00199c70" style:font-weight-asian="normal" style:font-weight-complex="normal"/>
    </style:style>
    <style:style style:name="T4" style:family="text">
      <style:text-properties style:font-name="sans-serif" fo:font-size="12pt" style:text-underline-style="none" fo:font-weight="normal" officeooo:rsid="001b8368" style:font-weight-asian="normal" style:font-weight-complex="normal"/>
    </style:style>
    <style:style style:name="T5" style:family="text">
      <style:text-properties style:font-name="sans-serif" fo:font-size="12pt" style:text-underline-style="none" fo:font-weight="normal" officeooo:rsid="001cdcf7" style:font-weight-asian="normal" style:font-weight-complex="normal"/>
    </style:style>
    <style:style style:name="T6" style:family="text">
      <style:text-properties style:font-name="sans-serif" fo:font-size="12pt" style:text-underline-style="none" fo:font-weight="normal" officeooo:rsid="001e1cc6" style:font-weight-asian="normal" style:font-weight-complex="normal"/>
    </style:style>
    <style:style style:name="T7" style:family="text">
      <style:text-properties style:font-name="sans-serif" fo:font-size="12pt" fo:font-weight="normal" style:font-weight-asian="normal" style:font-weight-complex="normal"/>
    </style:style>
    <style:style style:name="T8" style:family="text">
      <style:text-properties style:font-name="sans-serif" fo:font-size="12pt" fo:font-weight="normal" officeooo:rsid="001cdcf7" style:font-weight-asian="normal" style:font-weight-complex="normal"/>
    </style:style>
    <style:style style:name="T9" style:family="text">
      <style:text-properties style:font-name="sans-serif" fo:font-size="12pt" officeooo:rsid="001cdcf7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officeooo:rsid="00199c7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DE ALMACENAMIENTO</text:p>
      <text:p text:style-name="P4">DATOS E INFORMACION</text:p>
      <text:p text:style-name="P4"/>
      <text:p text:style-name="P4"><text:tab/>Los datos son cualquier elemento con informacion relevante para un usuario. Son representaciones simbolicas de una entidad. Son valores indiciduales, su significado depende del contexto y se suelen organizar en categorias.</text:p>
      <text:p text:style-name="P4"><text:tab/>La informacion implica un conocimiento semanticode la informacion almacenada, para poder procesar los datos precisamos conocer su significado y la explotacion de los datos produce mas informacion.</text:p>
      <text:p text:style-name="P4"/>
      <text:p text:style-name="P4">SISTEMAS DE INFORMACION</text:p>
      <text:p text:style-name="P4"/>
      <text:p text:style-name="P5"><text:span text:style-name="T11"><text:tab/>Sistemas: </text:span><text:span text:style-name="T1">Conxunto de elementos interrelacionados entre si para lograr un obxectivo</text:span> </text:p>
      <text:p text:style-name="P5"><text:span text:style-name="T11"><text:tab/></text:span><text:span text:style-name="T3">Sistema de información: </text:span><text:span text:style-name="T4">T</text:span><text:span text:style-name="T3">en por obxectivo administrar, recolectar, recuperar, procesar, almacenar e distribuír a información relevante para unha organización.</text:span><text:span text:style-name="T11"> </text:span><text:span text:style-name="T3">Inclúe todos os elementos que interveñen no almacenamento, xestión e procesamento da información </text:span><text:span text:style-name="T4">como el harware y recursos fisicos, software, datos de organización, la red que permite compartir la informacion y los recursos y las personas implicadas.</text:span></text:p>
      <text:p text:style-name="P5"><text:span text:style-name="T4"/></text:p>
      <text:p text:style-name="P6"><text:span text:style-name="T2">TIPOS DE SISTEMAS DE INFORMACIÓN</text:span></text:p>
      <text:p text:style-name="P6"><text:span text:style-name="T2"/></text:p>
      <text:p text:style-name="P6"><text:span text:style-name="T2">*Transaccionales: Busca la automatizacion de las operaciones y transacciones realizadas en la empresa.</text:span></text:p>
      <text:p text:style-name="P7"><text:span text:style-name="T2">*De gestion: Se ocupan de los datos que se almacenan en la empresa de su almacenamiento. </text:span><text:span text:style-name="T5">Existen dos tipos: Orientados al procesamiento y orientados a datos.</text:span></text:p>
      <text:p text:style-name="P7"><text:span text:style-name="T5">*De soporte a la decision: Ayuda a los gestores y personal a tomar decisiones.</text:span></text:p>
      <text:p text:style-name="P7"><text:span text:style-name="T5">*Ofimatica</text:span></text:p>
      <text:p text:style-name="P7"><text:span text:style-name="T5">*Sistemas expertos.</text:span></text:p>
      <text:p text:style-name="P7"><text:span text:style-name="T5"/></text:p>
      <text:p text:style-name="P3"><text:span text:style-name="T9">F</text:span><text:span text:style-name="T1">ICHEROS</text:span></text:p>
      <text:p text:style-name="P3"><text:span text:style-name="T2">ORIENTACION A LOS PROCESOS</text:span></text:p>
      <text:p text:style-name="P8"><text:span text:style-name="T5"><text:tab/></text:span></text:p>
      <text:p text:style-name="P8"><text:span text:style-name="T5"><text:tab/><text:tab/><text:tab/></text:span></text:p>
      <text:p text:style-name="P2"><text:span text:style-name="T1"/></text:p>
      <text:p text:style-name="P9"><text:span text:style-name="T2"/></text:p>
      <text:p text:style-name="P9"><text:span text:style-name="T2"><text:tab/></text:span></text:p>
      <text:p text:style-name="P7"><text:span text:style-name="T5"/></text:p>
      <text:p text:style-name="P4"/>
      <text:p text:style-name="P4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08:55:34.870000000</meta:creation-date>
    <dc:date>2021-11-29T09:43:56.230000000</dc:date>
    <meta:editing-duration>PT11M21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9" meta:word-count="200" meta:character-count="1422" meta:non-whitespace-character-count="1226"/>
  </office:meta>
</office:document-meta>
</file>